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50.73mm"/>
    </style:style>
    <style:style style:name="co5" style:family="table-column">
      <style:table-column-properties fo:break-before="auto" style:column-width="109.29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row table:style-name="ro1">
          <table:table-cell table:style-name="ce1" office:value-type="string" calcext:value-type="string">
            <text:p>Payload (porcentagem da massa do corpo)</text:p>
          </table:table-cell>
          <table:table-cell table:style-name="ce1" office:value-type="string" calcext:value-type="string">
            <text:p>End time (s)</text:p>
          </table:table-cell>
          <table:table-cell table:style-name="ce1" office:value-type="string" calcext:value-type="string">
            <text:p>Distúrbio (m/s²)</text:p>
          </table:table-cell>
          <table:table-cell table:style-name="ce1" office:value-type="string" calcext:value-type="string">
            <text:p>Coeficientes variaveis ou <text:s/>não</text:p>
          </table:table-cell>
          <table:table-cell office:value-type="string" calcext:value-type="string">
            <text:p>Falhas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m</text:p>
          </table:table-cell>
          <table:table-cell office:value-type="string" calcext:value-type="string">
            <text:p>Nenhuma</text:p>
          </table:table-cell>
          <table:table-cell table:style-name="Default" table:number-columns-repeated="3"/>
        </table:table-row>
        <table:table-row table:style-name="ro1">
          <table:table-cell table:number-columns-repeated="2" table:style-name="ce1" office:value-type="float" office:value="25" calcext:value-type="float">
            <text:p>25</text:p>
          </table:table-cell>
          <table:table-cell table:style-name="ce1" office:value-type="float" office:value="1.5" calcext:value-type="float">
            <text:p>1,5</text:p>
          </table:table-cell>
          <table:table-cell table:style-name="ce1" office:value-type="string" calcext:value-type="string">
            <text:p>Nao</text:p>
          </table:table-cell>
          <table:table-cell office:value-type="string" calcext:value-type="string">
            <text:p>Motor 1 70%</text:p>
          </table:table-cell>
          <table:table-cell table:style-name="Default" table:number-columns-repeated="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Motor 1 50%</text:p>
          </table:table-cell>
          <table:table-cell table:style-name="Default" table:number-columns-repeated="3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.5" calcext:value-type="float">
            <text:p>4,5</text:p>
          </table:table-cell>
          <table:table-cell table:style-name="ce1"/>
          <table:table-cell office:value-type="string" calcext:value-type="string">
            <text:p>Motor 1 0%</text:p>
          </table:table-cell>
          <table:table-cell table:style-name="Default" table:number-columns-repeated="3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office:value-type="string" calcext:value-type="string">
            <text:p>Motor 8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8 5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8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90 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80 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3 0% | Motor 4 0% | Motor 8 70 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6 0% | Motor 7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2 0% | Motor 7 0% | Motor 8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7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7 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3 70%</text:p>
          </table:table-cell>
          <table:table-cell table:style-name="Default"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tor 1 0% | Motor 3 0%</text:p>
          </table:table-cell>
          <table:table-cell table:style-name="Default" table:number-columns-repeated="3"/>
        </table:table-row>
        <table:table-row table:style-name="ro1" table:number-rows-repeated="2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formula="of:=SUM([.A32:.C32]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3:.C33]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4:.C34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5:.C35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36:.C36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37:.C37]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38:.C38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39:.C39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40:.C40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41:.C41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2:.C42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3:.C43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4:.C44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5:.C45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formula="of:=SUM([.A46:.C46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47:.C4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48:.C4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49:.C4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50:.C5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51:.C5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2:.C5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3:.C5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4:.C5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5:.C5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formula="of:=SUM([.A56:.C5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57:.C57])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58:.C58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59:.C59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60:.C60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61:.C61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2:.C62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formula="of:=SUM([.A63:.C63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4:.C64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5:.C65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66:.C66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67:.C6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68:.C6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69:.C6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70:.C7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formula="of:=SUM([.A71:.C7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2:.C7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3:.C7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4:.C7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5:.C7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76:.C7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77:.C7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78:.C7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79:.C7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80:.C8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formula="of:=SUM([.A81:.C8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2:.C82])"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3:.C83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4:.C84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5:.C85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formula="of:=SUM([.A86:.C86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87:.C8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88:.C8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89:.C8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90:.C9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formula="of:=SUM([.A91:.C9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2:.C9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3:.C9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formula="of:=SUM([.A94:.C9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5:.C9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formula="of:=SUM([.A96:.C9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97:.C9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98:.C9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99:.C9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100:.C10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formula="of:=SUM([.A101:.C10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2:.C102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3:.C103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4:.C104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5:.C105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formula="of:=SUM([.A106:.C106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07:.C107])" office:value-type="float" office:value="3" calcext:value-type="float">
            <text:p>3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08:.C108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09:.C109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10:.C110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11:.C111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2:.C11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3:.C11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4:.C11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5:.C11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16:.C11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17:.C11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18:.C11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19:.C11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20:.C12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formula="of:=SUM([.A121:.C12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2:.C122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3:.C123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4:.C124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formula="of:=SUM([.A125:.C125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26:.C126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27:.C127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28:.C128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29:.C129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30:.C130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formula="of:=SUM([.A131:.C131])" office:value-type="float" office:value="11" calcext:value-type="float">
            <text:p>11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2:.C132])" office:value-type="float" office:value="4" calcext:value-type="float">
            <text:p>4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3:.C133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4:.C134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5:.C135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formula="of:=SUM([.A136:.C136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37:.C137])"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38:.C138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39:.C139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40:.C140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formula="of:=SUM([.A141:.C141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2:.C142])" office:value-type="float" office:value="6" calcext:value-type="float">
            <text:p>6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3:.C143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4:.C144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5:.C145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formula="of:=SUM([.A146:.C146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47:.C147])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48:.C148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49:.C149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50:.C150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formula="of:=SUM([.A151:.C151])" office:value-type="float" office:value="11" calcext:value-type="float">
            <text:p>11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2:.C152])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3:.C153])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4:.C154])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formula="of:=SUM([.A155:.C155])" office:value-type="float" office:value="11" calcext:value-type="float">
            <text:p>11</text:p>
          </table:table-cell>
          <table:table-cell table:style-name="Default" table:number-columns-repeated="4"/>
        </table:table-row>
        <table:table-row table:style-name="ro1">
          <table:table-cell table:number-columns-repeated="3" table:style-name="ce1" office:value-type="float" office:value="4" calcext:value-type="float">
            <text:p>4</text:p>
          </table:table-cell>
          <table:table-cell table:formula="of:=SUM([.A156:.C156])" office:value-type="float" office:value="12" calcext:value-type="float">
            <text:p>12</text:p>
          </table:table-cell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formula="of:=SUM([.A159:.C159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60:.C160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61:.C16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62:.C162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63:.C163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64:.C164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165:.C165]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66:.C166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67:.C16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formula="of:=SUM([.A168:.C168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69:.C169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70:.C170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71:.C17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72:.C17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173:.C173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74:.C174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75:.C175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176:.C176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177:.C177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78:.C17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79:.C179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180:.C180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81:.C181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182:.C18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183:.C18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184:.C18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85:.C185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186:.C186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formula="of:=SUM([.A187:.C187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188:.C188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189:.C189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190:.C190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191:.C191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192:.C19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193:.C193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194:.C194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195:.C19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196:.C19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197:.C19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A198:.C198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199:.C199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200:.C200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01:.C201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202:.C202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03:.C203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204:.C204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05:.C205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06:.C206]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formula="of:=SUM([.A207:.C207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08:.C208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formula="of:=SUM([.A209:.C209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10:.C210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11:.C211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12:.C212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13:.C21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14:.C214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15:.C215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16:.C216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17:.C217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18:.C218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219:.C219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20:.C220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21:.C221]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SUM([.A222:.C222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23:.C223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formula="of:=SUM([.A224:.C224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225:.C225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26:.C226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27:.C227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28:.C228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29:.C229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30:.C230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31:.C231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32:.C232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33:.C233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34:.C234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35:.C235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36:.C236]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237:.C237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238:.C238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39:.C239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240:.C240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41:.C241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42:.C242]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43:.C243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44:.C244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45:.C245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formula="of:=SUM([.A246:.C246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47:.C247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48:.C248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formula="of:=SUM([.A249:.C249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50:.C250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51:.C25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52:.C252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53:.C253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54:.C254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55:.C255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56:.C256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57:.C257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58:.C258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59:.C259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0:.C260]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formula="of:=SUM([.A261:.C261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262:.C262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63:.C263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264:.C264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65:.C265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6:.C266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7:.C267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68:.C268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69:.C269]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formula="of:=SUM([.A270:.C270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71:.C271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72:.C272]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273:.C273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9" calcext:value-type="float">
            <text:p>9</text:p>
          </table:table-cell>
          <table:table-cell table:formula="of:=SUM([.A274:.C274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75:.C275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76:.C276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277:.C277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78:.C278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79:.C279]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formula="of:=SUM([.A280:.C280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formula="of:=SUM([.A281:.C281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2" calcext:value-type="float">
            <text:p>12</text:p>
          </table:table-cell>
          <table:table-cell table:formula="of:=SUM([.A282:.C282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12" calcext:value-type="float">
            <text:p>12</text:p>
          </table:table-cell>
          <table:table-cell table:formula="of:=SUM([.A283:.C283]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ntos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formula="of:=SUM([.A287:.C287]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288:.C288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89:.C289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90:.C290]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91:.C291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292:.C292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293:.C293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3" calcext:value-type="float">
            <text:p>3</text:p>
          </table:table-cell>
          <table:table-cell table:formula="of:=SUM([.A294:.C294]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295:.C295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96:.C29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297:.C297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298:.C298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299:.C299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300:.C300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01:.C301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02:.C302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03:.C303]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304:.C304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05:.C305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06:.C306]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307:.C307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08:.C308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09:.C309]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10:.C310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11:.C311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12:.C312]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9" calcext:value-type="float">
            <text:p>9</text:p>
          </table:table-cell>
          <table:table-cell table:formula="of:=SUM([.A313:.C313]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314:.C314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15:.C315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16:.C316]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317:.C317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18:.C318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319:.C319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20:.C320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21:.C321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22:.C322]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323:.C323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24:.C324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25:.C325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326:.C326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27:.C327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28:.C328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29:.C329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0:.C330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1:.C331]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32:.C332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33:.C333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34:.C334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35:.C335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6:.C336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37:.C337]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38:.C338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39:.C339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0:.C340]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41:.C341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2:.C342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43:.C343])"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44:.C344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5:.C345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46:.C346])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47:.C347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48:.C348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49:.C349])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27" calcext:value-type="float">
            <text:p>27</text:p>
          </table:table-cell>
          <table:table-cell table:formula="of:=SUM([.A350:.C350])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formula="of:=SUM([.A351:.C351]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52:.C352]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53:.C353]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formula="of:=SUM([.A354:.C354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55:.C355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formula="of:=SUM([.A356:.C356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57:.C357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58:.C358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59:.C359])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formula="of:=SUM([.A360:.C360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61:.C361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62:.C362])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363:.C363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64:.C364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formula="of:=SUM([.A365:.C365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66:.C366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67:.C367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68:.C368])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formula="of:=SUM([.A369:.C369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70:.C370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formula="of:=SUM([.A371:.C371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72:.C372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73:.C373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74:.C374])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formula="of:=SUM([.A375:.C375])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76:.C376])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77:.C377])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378:.C378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79:.C379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0:.C380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1:.C381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2:.C382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3:.C383])"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formula="of:=SUM([.A384:.C384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385:.C385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6:.C386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87:.C387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8:.C388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89:.C389])"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formula="of:=SUM([.A390:.C390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391:.C391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92:.C392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93:.C393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94:.C394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95:.C395])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float" office:value="27" calcext:value-type="float">
            <text:p>27</text:p>
          </table:table-cell>
          <table:table-cell table:formula="of:=SUM([.A396:.C396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397:.C397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398:.C398])"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formula="of:=SUM([.A399:.C399]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0:.C400]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01:.C401])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formula="of:=SUM([.A402:.C402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3:.C403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04:.C404])"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formula="of:=SUM([.A405:.C405])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6:.C406])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07:.C407])"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formula="of:=SUM([.A408:.C408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81" calcext:value-type="float">
            <text:p>81</text:p>
          </table:table-cell>
          <table:table-cell table:formula="of:=SUM([.A409:.C409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float" office:value="81" calcext:value-type="float">
            <text:p>81</text:p>
          </table:table-cell>
          <table:table-cell table:formula="of:=SUM([.A410:.C410])"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table:number-columns-repeated="3" table:style-name="ce1" office:value-type="float" office:value="81" calcext:value-type="float">
            <text:p>81</text:p>
          </table:table-cell>
          <table:table-cell table:formula="of:=SUM([.A411:.C411])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taçao com 3</text:p>
          </table:table-cell>
          <table:table-cell table:number-columns-repeated="7"/>
        </table:table-row>
        <table:table-row table:style-name="ro1" table:number-rows-repeated="10481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87:Sheet1.D41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6:20:29.343163338</meta:creation-date>
    <dc:date>2018-12-14T17:44:00.531879606</dc:date>
    <meta:editing-duration>P1DT5H12M52S</meta:editing-duration>
    <meta:editing-cycles>4</meta:editing-cycles>
    <meta:generator>LibreOffice/5.1.6.2$Linux_X86_64 LibreOffice_project/10m0$Build-2</meta:generator>
    <meta:document-statistic meta:table-count="1" meta:cell-count="1552" meta:object-count="0"/>
  </office:meta>
</office:document-meta>
</file>